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keep-with-next="always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DefaultGrasSol">
      <style:text-properties style:font-name="Helvetica" fo:font-size="11pt" style:font-size-asian="11pt" style:font-size-complex="11pt"/>
    </style:style>
    <style:style style:name="P35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7" style:family="paragraph" style:parent-style-name="DefaultPushToEnd">
      <style:text-properties style:font-name="Helvetica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3"/>
      <text:p text:style-name="P4"><text:span text:style-name="T2">%=COPIE_A=%</text:span> <text:tab/><text:tab/></text:p>
      <text:p text:style-name="P8">%=NO_DECISION=%</text:p>
      <text:p text:style-name="P4">%=AYANT_DROIT=%<text:tab/></text:p>
      <text:p text:style-name="P4">%=NSS=%</text:p>
      <text:p text:style-name="P8">%=DECISION_DU=%</text:p>
      <text:p text:style-name="P4">%=remLineWhenBlank(ANNULE_REMPLACE)=%</text:p>
      <text:p text:style-name="P4"/>
      <text:p text:style-name="P4"/>
      <text:p text:style-name="P23">%=POLITESSE=%<text:line-break/></text:p>
      <text:p text:style-name="P28">%=INTRO=%</text:p>
      <text:p text:style-name="P28"/>
      <text:p text:style-name="P24">%=CONFORM_LEGISLATION=%</text:p>
      <text:p text:style-name="P28"/>
      <text:p text:style-name="P24">%=VALABLE_DECISION =%</text:p>
      <text:p text:style-name="P34"><draw:frame draw:style-name="fr1" draw:name="Cadre1" text:anchor-type="paragraph" svg:y="0.201cm" svg:width="16.773cm" draw:z-index="0"><draw:text-box fo:min-height="1.746cm"><text:p text:style-name="P7"><text:tab/>%=B_PERIODE_CALCUL=%<text:tab/>%=PERIODE_CALCUL=%</text:p><text:p text:style-name="P7"/><text:p text:style-name="P10"><text:tab/>%=B_MONTANT_HOME=%<text:tab/>%=MONTANT_HOME=%</text:p><text:p text:style-name="P4"/><text:p text:style-name="P6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4"/>
      <text:p text:style-name="P34">%=remLineWhenBlank(REDUCTION_PRIMES,1)=%</text:p>
      <text:p text:style-name="P25">%=remLineWhenBlank(B_REDUCTION_PRIMES,1)=%</text:p>
      <text:p text:style-name="P25"/>
      <text:p text:style-name="P34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5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6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9"/>
      <text:p text:style-name="P34">%=remLineWhenBlank(REMARQUES,1)=%</text:p>
      <text:p text:style-name="P20">%=remLineWhenBlank(TXT_REMARQUES,1)=%</text:p>
      <text:p text:style-name="P18"/>
      <text:p text:style-name="P34">%=remLineWhenBlank(OBLIGATION_RENSEIGNER,1)=%</text:p>
      <text:p text:style-name="P18">%=remLineWhenBlank(B_OBLIGATION_RENSEIGNER,1)=%</text:p>
      <text:p text:style-name="P15"/>
      <text:p text:style-name="P34">%=remLineWhenBlank(INFORMATIONS,1)=%</text:p>
      <text:p text:style-name="P15">%=remLineWhenBlank(B_INFORMATIONS_1,1)=%</text:p>
      <text:list xml:id="list3916087564473482658" text:style-name="L1">
        <text:list-item>
          <text:p text:style-name="P39">%=remLineWhenBlank(B_INFORMATIONS_2,1)=%</text:p>
        </text:list-item>
      </text:list>
      <text:p text:style-name="P15"/>
      <text:p text:style-name="P5">%=remLineWhenBlank(B_INFORMATIONS_3,1)=%</text:p>
      <text:p text:style-name="P5"/>
      <text:p text:style-name="P34">%=remLineWhenBlank(MOYENS_DROITS,1)=%</text:p>
      <text:p text:style-name="P15">%=remLineWhenBlank(B_MOYENS_DROITS,1)=%</text:p>
      <text:p text:style-name="P22"/>
      <text:p text:style-name="P27"><text:soft-page-break/></text:p>
      <text:p text:style-name="P21">%=SALUTATIONS=%</text:p>
      <text:p text:style-name="P16"/>
      <text:p text:style-name="P14"/>
      <text:p text:style-name="P12"><text:tab/><text:span text:style-name="T6">%#include PCsignatureDAC#%</text:span></text:p>
      <text:p text:style-name="P12"/>
      <text:p text:style-name="P12"/>
      <text:p text:style-name="P37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2-04-07T16:50:42.82</dc:date>
    <meta:print-date>2011-02-22T10:58:36</meta:print-date>
    <meta:editing-cycles>169</meta:editing-cycles>
    <meta:editing-duration>P1DT14H39M11S</meta:editing-duration>
    <meta:document-statistic meta:table-count="2" meta:image-count="0" meta:object-count="0" meta:page-count="2" meta:paragraph-count="43" meta:word-count="52" meta:character-count="1238"/>
    <dc:creator>Nicolas Vatin</dc:creator>
    <meta:user-defined meta:name="Info 1"/>
    <meta:user-defined meta:name="Info 2"/>
    <meta:user-defined meta:name="Info 3"/>
    <meta:user-defined meta:name="Info 4"/>
  </office:meta>
</office:document-meta>
</file>